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9cm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 fo:min-height="0.126cm" fo:min-width="0.763cm"/>
    </style:style>
    <style:style style:name="gr3" style:family="graphic" style:parent-style-name="standard">
      <style:graphic-properties svg:stroke-color="#000000" draw:fill-color="#94bd5e" draw:textarea-horizontal-align="justify" draw:textarea-vertical-align="middle" draw:auto-grow-height="false" fo:min-height="1.019cm" fo:min-width="1.934cm"/>
    </style:style>
    <style:style style:name="gr4" style:family="graphic" style:parent-style-name="objectwithoutfill">
      <style:graphic-properties svg:stroke-color="#000000" draw:marker-end="Arrow" draw:marker-end-width="0.3cm" draw:fill="none" draw:fill-color="#0084d1" draw:textarea-vertical-align="middle"/>
    </style:style>
    <style:style style:name="gr5" style:family="graphic" style:parent-style-name="standard" style:list-style-name="L2">
      <style:graphic-properties svg:stroke-color="#000000" draw:fill-color="#94bd5e" draw:textarea-horizontal-align="justify" draw:textarea-vertical-align="middle" draw:auto-grow-height="false" fo:min-height="1.068cm" fo:min-width="2.116cm"/>
    </style:style>
    <style:style style:name="gr6" style:family="graphic" style:parent-style-name="standard">
      <style:graphic-properties svg:stroke-color="#000000" draw:fill-color="#94bd5e" draw:textarea-horizontal-align="justify" draw:textarea-vertical-align="middle" draw:auto-grow-height="false" fo:min-height="0.55cm" fo:min-width="1.6cm"/>
    </style:style>
    <style:style style:name="gr7" style:family="graphic" style:parent-style-name="standard">
      <style:graphic-properties svg:stroke-color="#000000" draw:fill-color="#94bd5e" draw:textarea-horizontal-align="justify" draw:textarea-vertical-align="middle" draw:auto-grow-height="false" fo:min-height="1.051cm" fo:min-width="2.238cm"/>
    </style:style>
    <style:style style:name="gr8" style:family="graphic" style:parent-style-name="standard">
      <style:graphic-properties draw:fill-color="#ccffff" draw:textarea-horizontal-align="justify" draw:textarea-vertical-align="middle" draw:auto-grow-height="false" fo:min-height="0.09cm" fo:min-width="0.763cm"/>
    </style:style>
    <style:style style:name="gr9" style:family="graphic" style:parent-style-name="standard">
      <style:graphic-properties svg:stroke-color="#000000" draw:marker-start="Arrow" draw:marker-start-width="0.3cm" draw:fill-color="#0084d1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fo:min-height="0.394cm" fo:padding-top="0cm" fo:padding-bottom="0cm" fo:padding-left="0cm" fo:padding-right="0cm"/>
    </style:style>
    <style:style style:name="gr12" style:family="graphic" style:parent-style-name="standard">
      <style:graphic-properties svg:stroke-color="#000000" draw:fill-color="#94bd5e" draw:textarea-horizontal-align="justify" draw:textarea-vertical-align="middle" draw:auto-grow-height="false" fo:min-height="0.85cm" fo:min-width="5cm"/>
    </style:style>
    <style:style style:name="gr13" style:family="graphic" style:parent-style-name="standard">
      <style:graphic-properties svg:stroke-color="#000000" draw:fill-color="#94bd5e" draw:textarea-horizontal-align="justify" draw:textarea-vertical-align="middle" draw:auto-grow-height="false" fo:min-height="0.75cm" fo:min-width="0.75cm"/>
    </style:style>
    <style:style style:name="gr14" style:family="graphic" style:parent-style-name="standard">
      <style:graphic-properties svg:stroke-color="#000000" draw:fill-color="#94bd5e" draw:textarea-horizontal-align="justify" draw:textarea-vertical-align="middle" draw:auto-grow-height="false" fo:min-height="0.65cm" fo:min-width="0.65cm"/>
    </style:style>
    <style:style style:name="gr15" style:family="graphic" style:parent-style-name="standard" style:list-style-name="L2">
      <style:graphic-properties svg:stroke-color="#000000" draw:fill-color="#94bd5e" draw:textarea-horizontal-align="justify" draw:textarea-vertical-align="middle" draw:auto-grow-height="false" fo:min-height="1.068cm" fo:min-width="2.116cm"/>
    </style:style>
    <style:style style:name="gr16" style:family="graphic" style:parent-style-name="standard">
      <style:graphic-properties svg:stroke-color="#000000" draw:fill-color="#94bd5e" draw:textarea-horizontal-align="justify" draw:textarea-vertical-align="middle" draw:auto-grow-height="false" fo:min-height="0.75cm" fo:min-width="3.5cm"/>
    </style:style>
    <style:style style:name="gr17" style:family="graphic" style:parent-style-name="standard">
      <style:graphic-properties svg:stroke-color="#000000" draw:fill-color="#94bd5e" draw:textarea-horizontal-align="justify" draw:textarea-vertical-align="middle" draw:auto-grow-height="false" fo:min-height="1.15cm" fo:min-width="3.5cm"/>
    </style:style>
    <style:style style:name="gr18" style:family="graphic" style:parent-style-name="standard">
      <style:graphic-properties svg:stroke-color="#000000" draw:fill-color="#94bd5e" draw:textarea-horizontal-align="justify" draw:textarea-vertical-align="middle" draw:auto-grow-height="false" fo:min-height="0.651cm" fo:min-width="2.238cm"/>
    </style:style>
    <style:style style:name="gr19" style:family="graphic" style:parent-style-name="objectwithoutfill">
      <style:graphic-properties svg:stroke-color="#000000" draw:fill="none" draw:fill-color="#0084d1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ccffff"/>
      <style:paragraph-properties fo:text-align="center"/>
      <style:text-properties fo:font-size="6pt" style:font-size-asian="18pt" style:font-size-complex="18pt"/>
    </style:style>
    <style:style style:name="P4" style:family="paragraph">
      <loext:graphic-properties draw:fill-color="#94bd5e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none" draw:fill-color="#0084d1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94bd5e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8" style:family="paragraph">
      <loext:graphic-properties draw:fill-color="#94bd5e"/>
      <style:paragraph-properties fo:text-align="center"/>
      <style:text-properties fo:font-size="6pt"/>
    </style:style>
    <style:style style:name="P9" style:family="paragraph">
      <loext:graphic-properties draw:fill-color="#0084d1"/>
      <style:paragraph-properties fo:text-align="center"/>
    </style:style>
    <style:style style:name="P10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6pt" fo:font-style="normal" style:font-size-asian="6pt" style:font-style-asian="normal" style:font-size-complex="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4cm" svg:height="1.199cm" svg:x="3.5cm" svg:y="1.402cm">
          <draw:text-box>
            <text:p text:style-name="P1"><text:span text:style-name="T1">Flowchart for </text:span><text:span text:style-name="T1">functions to </text:span><text:span text:style-name="T2">create </text:span><text:span text:style-name="T2">and execute a </text:span><text:span text:style-name="T2">file-specific </text:span><text:span text:style-name="T2">encryption </text:span><text:span text:style-name="T2">command</text:span><text:span text:style-name="T1"> in the <text:s/></text:span><text:span text:style-name="T2">encryption_servi</text:span><text:span text:style-name="T2">ces</text:span><text:span text:style-name="T1"> program</text:span></text:p>
          </draw:text-box>
        </draw:frame>
        <draw:custom-shape draw:style-name="gr2" draw:text-style-name="P3" draw:layer="layout" svg:width="1.399cm" svg:height="0.532cm" svg:x="15cm" svg:y="2.868cm">
          <text:p text:style-name="P1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draw:layer="layout" svg:width="4cm" svg:height="1.268cm" svg:x="13.8cm" svg:y="4.732cm">
          <text:p text:style-name="P1"><text:span text:style-name="T4">generic_command</text:span></text:p>
          <text:p text:style-name="P1"><text:span text:style-name="T4"><text:s/></text:span><text:span text:style-name="T4">plaintext_file_fullpath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4" draw:text-style-name="P5" draw:layer="layout" svg:x1="15.7cm" svg:y1="6cm" svg:x2="15.7cm" svg:y2="7.3cm">
          <text:p/>
        </draw:line>
        <draw:line draw:style-name="gr4" draw:text-style-name="P5" draw:layer="layout" svg:x1="15.712cm" svg:y1="3.4cm" svg:x2="15.7cm" svg:y2="4.7cm">
          <text:p/>
        </draw:line>
        <draw:custom-shape draw:style-name="gr5" draw:text-style-name="P7" draw:layer="layout" svg:width="4.3cm" svg:height="1.317cm" svg:x="13.4cm" svg:y="9.383cm">
          <text:p text:style-name="P6"><text:span text:style-name="T5">Print </text:span><text:span text:style-name="T4">file_specific_command</text:span></text:p>
          <text:p text:style-name="P1"><text:span text:style-name="T6">Request user confirmation</text:span></text:p>
          <text:p text:style-name="P1"><text:span text:style-name="T6">Get user confirma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8" draw:layer="layout" svg:width="2.1cm" svg:height="0.8cm" svg:x="11.1cm" svg:y="20.469cm">
          <text:p text:style-name="P1"><text:span text:style-name="T7">Create a failure</text:span></text:p>
          <text:p text:style-name="P1"><text:span text:style-name="T7">Report on 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.5cm" svg:height="1.3cm" svg:x="13.7cm" svg:y="23cm">
          <text:p text:style-name="P1"><text:span text:style-name="T6">Print “ENCRYPTION SUCCESS”</text:span></text:p>
          <text:p text:style-name="P1"><text:span text:style-name="T6"><text:s/></text:span><text:span text:style-name="T6">messag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3" draw:layer="layout" svg:width="1.399cm" svg:height="0.48cm" svg:x="3.635cm" svg:y="3.1cm">
          <text:p text:style-name="P1"><text:span text:style-name="T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" draw:text-style-name="P5" draw:layer="layout" svg:x1="15.7cm" svg:y1="10.7cm" svg:x2="15.7cm" svg:y2="11.7cm">
          <text:p/>
        </draw:line>
        <draw:line draw:style-name="gr4" draw:text-style-name="P5" draw:layer="layout" svg:x1="15.8cm" svg:y1="15.8cm" svg:x2="15.8cm" svg:y2="17.4cm">
          <text:p/>
        </draw:line>
        <draw:line draw:style-name="gr4" draw:text-style-name="P5" draw:layer="layout" svg:x1="15.7cm" svg:y1="8.4cm" svg:x2="15.7cm" svg:y2="9.4cm">
          <text:p/>
        </draw:line>
        <draw:line draw:style-name="gr4" draw:text-style-name="P5" draw:layer="layout" svg:x1="15.8cm" svg:y1="13.7cm" svg:x2="15.8cm" svg:y2="14.8cm">
          <text:p/>
        </draw:line>
        <draw:line draw:style-name="gr4" draw:text-style-name="P5" draw:layer="layout" svg:x1="15.9cm" svg:y1="18.8cm" svg:x2="15.9cm" svg:y2="20cm">
          <text:p/>
        </draw:line>
        <draw:line draw:style-name="gr4" draw:text-style-name="P5" draw:layer="layout" svg:x1="14.7cm" svg:y1="20.9cm" svg:x2="13.2cm" svg:y2="20.9cm">
          <text:p/>
        </draw:line>
        <draw:line draw:style-name="gr9" draw:text-style-name="P9" draw:layer="layout" svg:x1="4.3cm" svg:y1="3.6cm" svg:x2="4cm" svg:y2="23.7cm">
          <text:p/>
        </draw:line>
        <draw:line draw:style-name="gr4" draw:text-style-name="P5" draw:layer="layout" svg:x1="14.5cm" svg:y1="12.7cm" svg:x2="9.8cm" svg:y2="12.7cm">
          <text:p/>
        </draw:line>
        <draw:frame draw:style-name="gr10" draw:text-style-name="P10" draw:layer="layout" svg:width="0.5cm" svg:height="0.25cm" svg:x="14cm" svg:y="12.35cm">
          <draw:text-box>
            <text:p><text:span text:style-name="T3">no</text:span></text:p>
          </draw:text-box>
        </draw:frame>
        <draw:frame draw:style-name="gr11" draw:text-style-name="P10" draw:layer="layout" svg:width="0.4cm" svg:height="0.394cm" svg:x="15.9cm" svg:y="13.7cm">
          <draw:text-box draw:corner-radius="0.2cm">
            <text:p><text:span text:style-name="T3">yes</text:span></text:p>
          </draw:text-box>
        </draw:frame>
        <draw:custom-shape draw:style-name="gr12" draw:text-style-name="P8" draw:layer="layout" svg:width="5.5cm" svg:height="1.1cm" svg:x="13.1cm" svg:y="7.3cm">
          <text:p text:style-name="P1"><text:span text:style-name="T8">Replace </text:span><text:span text:style-name="T9">file_path_placeholder </text:span><text:span text:style-name="T8">with </text:span><text:span text:style-name="T4"><text:s/>plaintext_file_fullpath</text:span></text:p>
          <text:p text:style-name="P1"><text:span text:style-name="T8">in </text:span><text:span text:style-name="T4">generic_command </text:span><text:span text:style-name="T10">and assign </text:span><text:span text:style-name="T4">file_specific_command</text:span><text:span text:style-name="T10">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8" draw:layer="layout" svg:width="2.5cm" svg:height="2cm" svg:x="14.5cm" svg:y="11.7cm">
          <text:p text:style-name="P1"><text:span text:style-name="T7">O</text:span><text:span text:style-name="T7">k </text:span><text:span text:style-name="T7">to</text:span></text:p>
          <text:p text:style-name="P1"><text:span text:style-name="T7">e</text:span><text:span text:style-name="T7">x</text:span><text:span text:style-name="T7">e</text:span><text:span text:style-name="T7">c</text:span><text:span text:style-name="T7">ut</text:span><text:span text:style-name="T7">e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/text:p>
          <text:p text:style-name="P1"><text:span text:style-name="T7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8" draw:layer="layout" svg:width="2.3cm" svg:height="1.8cm" svg:x="14.7cm" svg:y="20cm">
          <text:p text:style-name="P1"><text:span text:style-name="T7">Output file</text:span></text:p>
          <text:p text:style-name="P1"><text:span text:style-name="T7">as expected</text:span></text:p>
          <text:p text:style-name="P1"><text:span text:style-name="T7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7" draw:layer="layout" svg:width="4.3cm" svg:height="1.317cm" svg:x="5.9cm" svg:y="12cm">
          <text:p text:style-name="P6"><text:span text:style-name="T5">Print abort message</text:span></text:p>
          <text:p text:style-name="P1"><text:span text:style-name="T6"/></text:p>
          <text:p text:style-name="P1"><text:span text:style-name="T6">Return contro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8" draw:layer="layout" svg:width="4cm" svg:height="1cm" svg:x="14cm" svg:y="14.8cm">
          <text:p text:style-name="P1"><text:span text:style-name="T7">Execute the command represented</text:span></text:p>
          <text:p text:style-name="P1"><text:span text:style-name="T8">by </text:span><text:span text:style-name="T4">file_specific_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8" draw:layer="layout" svg:width="4cm" svg:height="1.4cm" svg:x="14.1cm" svg:y="17.4cm">
          <text:p text:style-name="P1"><text:span text:style-name="T7">Check </text:span><text:span text:style-name="T7">that the </text:span><text:span text:style-name="T7">expected </text:span><text:span text:style-name="T7">output file</text:span></text:p>
          <text:p text:style-name="P1"><text:span text:style-name="T7">now </text:span><text:span text:style-name="T7">exists, is </text:span><text:span text:style-name="T7">accessibl</text:span><text:span text:style-name="T7">e and has</text:span></text:p>
          <text:p text:style-name="P1"><text:span text:style-name="T7">the </text:span><text:span text:style-name="T7">expected </text:span><text:span text:style-name="T7">encrypted </text:span><text:span text:style-name="T7">file </text:span><text:span text:style-name="T7">proper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4" draw:layer="layout" svg:width="4.5cm" svg:height="0.9cm" svg:x="5.3cm" svg:y="20.5cm">
          <text:p text:style-name="P1"><text:span text:style-name="T6">Print FAILURE REPORT</text:span></text:p>
          <text:p text:style-name="P1"><text:span text:style-name="T6">Return contro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9" draw:text-style-name="P5" draw:layer="layout" svg:x1="14.1cm" svg:y1="23.7cm" svg:x2="4cm" svg:y2="23.7cm">
          <text:p/>
        </draw:line>
        <draw:line draw:style-name="gr4" draw:text-style-name="P5" draw:layer="layout" svg:x1="15.9cm" svg:y1="21.8cm" svg:x2="15.9cm" svg:y2="23cm">
          <text:p/>
        </draw:line>
        <draw:line draw:style-name="gr4" draw:text-style-name="P5" draw:layer="layout" svg:x1="5.8cm" svg:y1="20.9cm" svg:x2="4.1cm" svg:y2="20.9cm">
          <text:p/>
        </draw:line>
        <draw:line draw:style-name="gr4" draw:text-style-name="P5" draw:layer="layout" svg:x1="11.1cm" svg:y1="20.9cm" svg:x2="9.4cm" svg:y2="20.9cm">
          <text:p/>
        </draw:line>
        <draw:line draw:style-name="gr4" draw:text-style-name="P5" draw:layer="layout" svg:x1="6.3cm" svg:y1="12.7cm" svg:x2="4.2cm" svg:y2="12.7cm">
          <text:p/>
        </draw:line>
        <draw:frame draw:style-name="gr11" draw:text-style-name="P10" draw:layer="layout" svg:width="0.4cm" svg:height="0.394cm" svg:x="16cm" svg:y="21.806cm">
          <draw:text-box draw:corner-radius="0.2cm">
            <text:p><text:span text:style-name="T3">yes</text:span></text:p>
          </draw:text-box>
        </draw:frame>
        <draw:frame draw:style-name="gr10" draw:text-style-name="P10" draw:layer="layout" svg:width="0.5cm" svg:height="0.25cm" svg:x="14.2cm" svg:y="20.5cm">
          <draw:text-box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5T03:37:45.950134089</meta:creation-date>
    <dc:date>2019-07-25T04:37:04.501224966</dc:date>
    <meta:editing-duration>PT8M34S</meta:editing-duration>
    <meta:editing-cycles>2</meta:editing-cycles>
    <meta:generator>LibreOffice/6.0.7.3$Linux_X86_64 LibreOffice_project/00m0$Build-3</meta:generator>
    <meta:document-statistic meta:object-count="33"/>
  </office:meta>
</office:document-meta>
</file>